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C0000035C6831A15D.png" manifest:media-type="image/png"/>
  <manifest:file-entry manifest:full-path="Pictures/1000000000000600000003601DDE1436.png" manifest:media-type="image/png"/>
  <manifest:file-entry manifest:full-path="Pictures/100000000000012D000000B43303B9BB.png" manifest:media-type="image/png"/>
  <manifest:file-entry manifest:full-path="Pictures/10000000000000A8000000B4E74441C5.png" manifest:media-type="image/png"/>
  <manifest:file-entry manifest:full-path="Pictures/100000000000032000000190223226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369cm, 0cm, 3.9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842cm, 0cm, 12.32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: Ombros, peito e tríceps;</text:p>
      <text:p text:style-name="Standard"><draw:frame draw:style-name="fr1" draw:name="Figura2" text:anchor-type="char" svg:x="4.944cm" svg:y="1.245cm" svg:width="5.353cm" svg:height="4.29cm" draw:z-index="0"><draw:image xlink:href="Pictures/1000000000000600000003601DDE1436.png" xlink:type="simple" xlink:show="embed" xlink:actuate="onLoad" draw:mime-type="image/png"/></draw:frame><draw:frame draw:style-name="fr2" draw:name="Figura3" text:anchor-type="char" svg:x="10.523cm" svg:y="0.981cm" svg:width="3.498cm" svg:height="4.145cm" draw:z-index="1"><draw:image xlink:href="Pictures/100000000000012D000000B43303B9BB.png" xlink:type="simple" xlink:show="embed" xlink:actuate="onLoad" draw:mime-type="image/png"/></draw:frame><draw:frame draw:style-name="fr3" draw:name="Figura4" text:anchor-type="char" svg:x="9.745cm" svg:y="5.124cm" svg:width="4.655cm" svg:height="6.368cm" draw:z-index="2"><draw:image xlink:href="Pictures/10000000000003200000019022322622.png" xlink:type="simple" xlink:show="embed" xlink:actuate="onLoad" draw:mime-type="image/png"/></draw:frame><draw:frame draw:style-name="fr1" draw:name="Figura5" text:anchor-type="char" svg:x="4.33cm" svg:y="5.124cm" svg:width="5.856cm" svg:height="6.274cm" draw:z-index="3"><draw:image xlink:href="Pictures/10000000000000A8000000B4E74441C5.png" xlink:type="simple" xlink:show="embed" xlink:actuate="onLoad" draw:mime-type="image/png"/></draw:frame><draw:frame draw:style-name="fr1" draw:name="Figura1" text:anchor-type="char" svg:x="2.526cm" svg:y="11.396cm" svg:width="11.797cm" svg:height="11.797cm" draw:z-index="4"><draw:image xlink:href="Pictures/100000000000035C0000035C6831A1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23:06:50.806000000</meta:creation-date>
    <dc:date>2025-01-31T23:27:09.176000000</dc:date>
    <meta:editing-duration>PT3M15S</meta:editing-duration>
    <meta:editing-cycles>2</meta:editing-cycles>
    <meta:generator>LibreOffice/24.8.4.2$Windows_X86_64 LibreOffice_project/bb3cfa12c7b1bf994ecc5649a80400d06cd71002</meta:generator>
    <meta:document-statistic meta:table-count="0" meta:image-count="5" meta:object-count="0" meta:page-count="1" meta:paragraph-count="1" meta:word-count="5" meta:character-count="27" meta:non-whitespace-character-count="23"/>
  </office:meta>
</office:document-meta>
</file>